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8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P9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688cm" fo:margin-right="0cm" fo:text-align="justify" style:justify-single-word="false" fo:text-indent="0cm" style:auto-text-indent="false">
        <style:tab-stops>
          <style:tab-stop style:position="2.937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background-image/>
      </style:paragraph-properties>
      <style:text-properties fo:color="#000000" style:font-name="Arial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2a00ff"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style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style-asian="italic"/>
    </style:style>
    <style:style style:name="T12" style:family="text">
      <style:text-properties style:font-weight-asian="bold"/>
    </style:style>
    <style:style style:name="T13" style:family="text">
      <style:text-properties style:font-style-complex="italic"/>
    </style:style>
    <style:style style:name="T1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<text:span text:style-name="T7">enTetesDecision</text:span>#%</text:p>
      <text:p text:style-name="P8"/>
      <text:p text:style-name="P8"/>
      <text:p text:style-name="P10"/>
      <text:p text:style-name="P11">%=TEXTE_<text:span text:style-name="T3">COPIE=%</text:span></text:p>
      <text:p text:style-name="P9"/>
      <text:p text:style-name="P9">%=LETTRE_CONCERNE=%</text:p>
      <text:p text:style-name="P4"/>
      <text:p text:style-name="P4">%=titreTiers=%</text:p>
      <text:p text:style-name="P4"/>
      <text:p text:style-name="P4">%=LETTRE_TEXTE_P1=%</text:p>
      <text:p text:style-name="P4"/>
      <text:p text:style-name="P6">%=LETTRE_TEXTE_P2=% <text:span text:style-name="T2">%=LETTRE_TEXTE_P3=%</text:span> %=LETTRE_TEXTE_P4=%</text:p>
      <text:p text:style-name="P6"/>
      <text:p text:style-name="P12">%=LETTRE_TEXTE_MOTIF=%</text:p>
      <text:p text:style-name="P5"/>
      <text:p text:style-name="P5">%=LETTRE_TEXTE_P5=%</text:p>
      <text:p text:style-name="P5"/>
      <text:p text:style-name="P5">%=LETTRE_SALUTATIONS=%</text:p>
      <text:p text:style-name="P5"/>
      <text:p text:style-name="P5"/>
      <text:p text:style-name="P7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style:width="16.999cm" table:align="margins"/>
    </style:style>
    <style:style style:name="annexesCopies.A" style:family="table-column">
      <style:table-column-properties style:column-width="1.453cm" style:rel-column-width="5603*"/>
    </style:style>
    <style:style style:name="annexesCopies.B" style:family="table-column">
      <style:table-column-properties style:column-width="0.355cm" style:rel-column-width="1366*"/>
    </style:style>
    <style:style style:name="annexesCopies.C" style:family="table-column">
      <style:table-column-properties style:column-width="15.191cm" style:rel-column-width="58566*"/>
    </style:style>
    <style:style style:name="annexesCopi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9pt" style:text-underline-style="none" style:font-size-asian="9pt" style:font-size-complex="9pt"/>
    </style:style>
    <style:style style:name="P3" style:family="paragraph" style:parent-style-name="Standard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0.529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Standard"/>
        <table:table table:name="annexesCopies" table:style-name="annexesCopies">
          <table:table-column table:style-name="annexesCopies.A"/>
          <table:table-column table:style-name="annexesCopies.B"/>
          <table:table-column table:style-name="annexesCopies.C"/>
          <table:table-row>
            <table:table-cell table:style-name="annexesCopies.A1" office:value-type="string">
              <text:p text:style-name="P1">%=TITRE_ANNEXE_COPIE=%</text:p>
            </table:table-cell>
            <table:table-cell table:style-name="annexesCopies.A1" office:value-type="string">
              <text:p text:style-name="P2"><text:bookmark-start text:name="DDE_LINK1"/><text:bookmark text:name="DDE_LINK"/>%=DP=%<text:bookmark-end text:name="DDE_LINK1"/></text:p>
            </table:table-cell>
            <table:table-cell table:style-name="annexesCopies.A1" office:value-type="string">
              <text:p text:style-name="P2">%=VALEUR_ANNEXE_COPIE=%</text:p>
            </table:table-cell>
          </table:table-row>
        </table:table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1-10T08:12:00</meta:creation-date>
    <dc:date>2009-02-16T15:29:56</dc:date>
    <dc:language>fr-CH</dc:language>
    <meta:editing-cycles>122</meta:editing-cycles>
    <meta:editing-duration>PT6H5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7" meta:character-count="299"/>
  </office:meta>
</office:document-meta>
</file>